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f084" officeooo:paragraph-rsid="0002f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a href='https://fr.freepik.com/photos/maison'&gt;Maison photo créé par senivpetro – fr.freepik.com&lt;/a&gt;</text:p>
      <text:p text:style-name="Standard">&lt;div&gt;Icônes conçues par &lt;a href="" title="Nikita Golubev"&gt;Nikita Golubev&lt;/a&gt; from &lt;a href="https://www.flaticon.com/fr/" title="Flaticon"&gt;www.flaticon.com&lt;/a&gt;&lt;/div&gt;</text:p>
      <text:p text:style-name="Standard">&lt;div&gt;Icons made by &lt;a href="https://www.flaticon.com/authors/srip" title="srip"&gt;srip&lt;/a&gt; from &lt;a href="https://www.flaticon.com/" title="Flaticon"&gt;www.flaticon.com&lt;/a&gt;&lt;/div&gt;</text:p>
      <text:p text:style-name="P1">Page</text:p>
      <text:p text:style-name="P1">Acceui{</text:p>
      <text:p text:style-name="P1">- Qui sommes nous</text:p>
      <text:p text:style-name="P1">- Nos savoir-faire</text:p>
      <text:p text:style-name="P1">- Nos réalisations</text:p>
      <text:p text:style-name="P1">- Conseils</text:p>
      <text:p text:style-name="P1">- Contact</text:p>
      <text:p text:style-name="P1">-formulaire</text:p>
      <text:p text:style-name="P1">-carte map</text:p>
      <text:p text:style-name="P1">-zones d’intervention</text:p>
      <text:p text:style-name="P1">-carrousel image</text:p>
      <text:p text:style-name="P1">-</text:p>
      <text:p text:style-name="P1"/>
      <text:p text:style-name="P1"><text:s text:c="13"/>}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9-12T00:45:39.045000000</dc:date>
    <meta:editing-duration>PT44M21S</meta:editing-duration>
    <meta:editing-cycles>4</meta:editing-cycles>
    <meta:document-statistic meta:table-count="0" meta:image-count="0" meta:object-count="0" meta:page-count="1" meta:paragraph-count="16" meta:word-count="54" meta:character-count="593" meta:non-whitespace-character-count="541"/>
  </office:meta>
</office:document-meta>
</file>